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10000001F0EA0C1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743cm" fo:margin-left="0.009cm" fo:margin-top="0cm" fo:margin-bottom="0cm" table:align="left" style:writing-mode="lr-tb"/>
    </style:style>
    <style:style style:name="Tableau1.A" style:family="table-column">
      <style:table-column-properties style:column-width="18.743cm"/>
    </style:style>
    <style:style style:name="Tableau1.1" style:family="table-row">
      <style:table-row-properties style:keep-together="true" fo:keep-together="auto"/>
    </style:style>
    <style:style style:name="Tableau1.A1" style:family="table-cell">
      <style:table-cell-properties style:vertical-align="middle" fo:background-color="#eeeeee" fo:padding="0.132cm" fo:border="none">
        <style:background-image/>
      </style:table-cell-properties>
    </style:style>
    <style:style style:name="Tableau2" style:family="table">
      <style:table-properties style:width="18.743cm" fo:margin-left="0.009cm" fo:margin-top="0cm" fo:margin-bottom="0cm" table:align="left" style:writing-mode="lr-tb"/>
    </style:style>
    <style:style style:name="Tableau2.A" style:family="table-column">
      <style:table-column-properties style:column-width="18.743cm"/>
    </style:style>
    <style:style style:name="Tableau2.1" style:family="table-row">
      <style:table-row-properties style:keep-together="true" fo:keep-together="auto"/>
    </style:style>
    <style:style style:name="Tableau2.A1" style:family="table-cell">
      <style:table-cell-properties style:vertical-align="middle" fo:background-color="#eeeeee" fo:padding="0.132cm" fo:border="none">
        <style:background-image/>
      </style:table-cell-properties>
    </style:style>
    <style:style style:name="Tableau3" style:family="table">
      <style:table-properties style:width="18.743cm" fo:margin-left="0.009cm" fo:margin-top="0cm" fo:margin-bottom="0cm" table:align="left" style:writing-mode="lr-tb"/>
    </style:style>
    <style:style style:name="Tableau3.A" style:family="table-column">
      <style:table-column-properties style:column-width="18.743cm"/>
    </style:style>
    <style:style style:name="Tableau3.1" style:family="table-row">
      <style:table-row-properties style:keep-together="true" fo:keep-together="auto"/>
    </style:style>
    <style:style style:name="Tableau3.A1" style:family="table-cell">
      <style:table-cell-properties style:vertical-align="middle" fo:background-color="#eeeeee" fo:padding="0.132cm" fo:border="none">
        <style:background-image/>
      </style:table-cell-properties>
    </style:style>
    <style:style style:name="P1" style:family="paragraph" style:parent-style-name="p">
      <style:paragraph-properties fo:margin-top="0.026cm" fo:margin-bottom="0.053cm"/>
    </style:style>
    <style:style style:name="P2" style:family="paragraph" style:parent-style-name="p">
      <style:paragraph-properties fo:margin-top="0.026cm" fo:margin-bottom="0.053cm" fo:text-align="end" style:justify-single-word="false"/>
    </style:style>
    <style:style style:name="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P4" style:family="paragraph" style:parent-style-name="p">
      <style:paragraph-properties fo:margin-top="0.026cm" fo:margin-bottom="0.053cm"/>
      <style:text-properties style:font-name="Calibri" fo:font-size="9pt" fo:font-weight="bold" style:font-name-asian="Calibri2" style:font-size-asian="9pt" style:font-weight-asian="bold" style:font-name-complex="Calibri2" style:font-size-complex="9pt" style:font-weight-complex="bold"/>
    </style:style>
    <style:style style:name="P5" style:family="paragraph" style:parent-style-name="p">
      <style:paragraph-properties fo:margin-top="0.026cm" fo:margin-bottom="0.053cm"/>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P6" style:family="paragraph" style:parent-style-name="p">
      <style:paragraph-properties fo:margin-top="0.026cm" fo:margin-bottom="0.053cm" fo:text-align="center" style:justify-single-word="false"/>
    </style:style>
    <style:style style:name="P7"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P8" style:family="paragraph" style:parent-style-name="Pied_20_de_20_page1">
      <style:paragraph-properties fo:text-align="end" style:justify-single-word="false"/>
    </style:style>
    <style:style style:name="P9"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P10" style:family="paragraph" style:parent-style-name="Standard">
      <style:text-properties style:font-name="Calibri1" fo:font-size="11pt" style:font-size-asian="11pt" style:font-size-complex="11pt"/>
    </style:style>
    <style:style style:name="P11" style:family="paragraph" style:parent-style-name="Standard">
      <style:text-properties fo:color="#000000" style:font-name="Calibri" fo:font-size="11pt" fo:font-weight="bold" style:font-name-asian="Calibri2" style:font-size-asian="11pt" style:font-weight-asian="bold" style:font-name-complex="Calibri2" style:font-size-complex="11pt" style:font-weight-complex="bold"/>
    </style:style>
    <style:style style:name="P12" style:family="paragraph" style:parent-style-name="Standard">
      <style:text-properties style:font-name="Calibri" fo:font-size="11pt" style:font-name-asian="Calibri2" style:font-size-asian="11pt" style:font-name-complex="Calibri2" style:font-size-complex="11pt"/>
    </style:style>
    <style:style style:name="P13" style:family="paragraph" style:parent-style-name="Standard">
      <style:text-properties style:font-name="Calibri" fo:font-size="9pt" style:font-name-asian="Calibri2" style:font-size-asian="9pt" style:font-name-complex="Calibri2" style:font-size-complex="9pt"/>
    </style:style>
    <style:style style:name="P14" style:family="paragraph" style:parent-style-name="Standard">
      <style:text-properties style:font-name="Calibri" fo:font-size="11pt" style:font-name-asian="Calibri2" style:font-size-asian="11pt" style:font-name-complex="Calibri2" style:font-size-complex="11pt"/>
    </style:style>
    <style:style style:name="P15" style:family="paragraph" style:parent-style-name="Standard" style:list-style-name="L1">
      <style:text-properties style:font-name="Calibri" fo:font-size="11pt" style:font-name-asian="Calibri2" style:font-size-asian="11pt" style:font-name-complex="Calibri2" style:font-size-complex="11pt"/>
    </style:style>
    <style:style style:name="P16" style:family="paragraph" style:parent-style-name="Standard" style:list-style-name="L2">
      <style:text-properties style:font-name="Calibri" fo:font-size="11pt" style:font-name-asian="Calibri2" style:font-size-asian="11pt" style:font-name-complex="Calibri2" style:font-size-complex="11pt"/>
    </style:style>
    <style:style style:name="P17" style:family="paragraph" style:parent-style-name="Standard" style:list-style-name="L3">
      <style:text-properties style:font-name="Calibri" fo:font-size="11pt" style:font-name-asian="Calibri2" style:font-size-asian="11pt" style:font-name-complex="Calibri2" style:font-size-complex="11pt"/>
    </style:style>
    <style:style style:name="P18" style:family="paragraph" style:parent-style-name="Standard" style:list-style-name="L3">
      <style:text-properties style:font-name="Calibri" fo:font-size="11pt" style:font-size-asian="11pt" style:font-size-complex="11pt"/>
    </style:style>
    <style:style style:name="P19" style:family="paragraph" style:parent-style-name="Standard">
      <style:text-properties style:font-name="Calibri1" fo:font-size="11pt" style:font-size-asian="11pt" style:font-size-complex="11pt"/>
    </style:style>
    <style:style style:name="P20" style:family="paragraph" style:parent-style-name="Standard" style:list-style-name="L4">
      <style:text-properties style:font-name="Calibri1" fo:font-size="11pt" style:font-size-asian="11pt" style:font-size-complex="11pt"/>
    </style:style>
    <style:style style:name="P21" style:family="paragraph" style:parent-style-name="Standard" style:list-style-name="L5">
      <style:text-properties style:font-name="Calibri1" fo:font-size="11pt" style:font-size-asian="11pt" style:font-size-complex="11pt"/>
    </style:style>
    <style:style style:name="P22" style:family="paragraph" style:parent-style-name="Standard" style:list-style-name="L6">
      <style:text-properties style:font-name="Calibri1" fo:font-size="11pt" style:font-size-asian="11pt" style:font-size-complex="11pt"/>
    </style:style>
    <style:style style:name="P23" style:family="paragraph" style:parent-style-name="Standard" style:list-style-name="L4">
      <style:text-properties style:font-name="Calibri1" fo:font-size="11pt" style:font-name-asian="Calibri2" style:font-size-asian="11pt" style:font-name-complex="Calibri2" style:font-size-complex="11pt"/>
    </style:style>
    <style:style style:name="P24" style:family="paragraph" style:parent-style-name="p" style:master-page-name="First_20_Page">
      <style:paragraph-properties fo:margin-top="0.026cm" fo:margin-bottom="0.053cm" fo:text-align="center" style:justify-single-word="false" style:page-number="auto"/>
    </style:style>
    <style:style style:name="P25" style:family="paragraph" style:parent-style-name="li" style:list-style-name="WWNum5">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6" style:family="paragraph" style:parent-style-name="li" style:list-style-name="WWNum6">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7" style:family="paragraph" style:parent-style-name="li" style:list-style-name="WWNum5">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P28" style:family="paragraph" style:parent-style-name="li" style:list-style-name="WWNum6">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T2" style:family="text">
      <style:text-properties fo:color="#000000" style:font-name="Calibri" fo:font-size="10.5pt" style:font-name-asian="Calibri2" style:font-size-asian="10.5pt" style:font-name-complex="Calibri2" style:font-size-complex="10.5pt"/>
    </style:style>
    <style:style style:name="T3" style:family="text">
      <style:text-properties fo:color="#000000" style:font-name="Calibri" fo:font-size="8pt" style:font-name-asian="Calibri2" style:font-size-asian="8pt" style:font-name-complex="Calibri2" style:font-size-complex="8pt"/>
    </style:style>
    <style:style style:name="T4" style:family="text">
      <style:text-properties fo:color="#999999" style:font-name="Calibri" fo:font-size="9pt" fo:font-style="italic" fo:font-weight="bold" style:font-name-asian="Calibri2" style:font-size-asian="9pt" style:font-style-asian="italic" style:font-weight-asian="bold" style:font-name-complex="Calibri2" style:font-size-complex="9pt" style:font-style-complex="italic" style:font-weight-complex="bold"/>
    </style:style>
    <style:style style:name="T5"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T6"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T7" style:family="text">
      <style:text-properties fo:color="#999999" style:font-name="Calibri" fo:font-size="9pt" style:font-name-asian="Calibri2" style:font-size-asian="9pt" style:font-name-complex="Calibri2" style:font-size-complex="9pt"/>
    </style:style>
    <style:style style:name="T8" style:family="text">
      <style:text-properties fo:color="#000080" style:font-name="Calibri" fo:font-size="8pt" style:font-name-asian="Calibri2" style:font-size-asian="8pt" style:font-name-complex="Calibri2" style:font-size-complex="8pt"/>
    </style:style>
    <style:style style:name="T9" style:family="text">
      <style:text-properties style:font-name="Calibri" fo:font-size="9pt" style:font-name-asian="Calibri2" style:font-size-asian="9pt" style:font-name-complex="Calibri2" style:font-size-complex="9pt"/>
    </style:style>
    <style:style style:name="T10" style:family="text">
      <style:text-properties style:font-name="Calibri" fo:font-size="9pt" fo:font-weight="bold" style:font-name-asian="Calibri2" style:font-size-asian="9pt" style:font-weight-asian="bold" style:font-name-complex="Calibri2" style:font-size-complex="9pt" style:font-weight-complex="bold"/>
    </style:style>
    <style:style style:name="T11" style:family="text">
      <style:text-properties style:font-name="Calibri" style:font-name-asian="Calibri2" style:font-name-complex="Calibri2"/>
    </style:style>
    <style:style style:name="T12" style:family="text">
      <style:text-properties style:font-name="Calibri" fo:font-size="20pt" fo:font-weight="bold" style:font-name-asian="Calibri2" style:font-size-asian="20pt" style:font-weight-asian="bold" style:font-name-complex="Calibri2" style:font-size-complex="20pt" style:font-weight-complex="bold"/>
    </style:style>
    <style:style style:name="T13" style:family="text">
      <style:text-properties style:font-name="Calibri" fo:font-weight="bold" style:font-name-asian="Calibri2" style:font-weight-asian="bold" style:font-name-complex="Calibri2" style:font-weight-complex="bold"/>
    </style:style>
    <style:style style:name="T14" style:family="text">
      <style:text-properties style:font-name="Calibri" fo:font-size="14pt" fo:font-weight="bold" style:letter-kerning="true" style:font-name-asian="Calibri2" style:font-size-asian="14pt" style:font-weight-asian="bold" style:font-name-complex="Calibri2" style:font-size-complex="14pt" style:font-weight-complex="bold"/>
    </style:style>
    <style:style style:name="T15" style:family="text">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T16" style:family="text">
      <style:text-properties style:font-name-asian="Calibri2" style:font-name-complex="Calibri2"/>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ag"><text:span text:style-name="T12">Programme : Développeur Web Full Stack</text:span></text:span></text:p>
      <text:p text:style-name="P3"> </text:p>
      <text:p text:style-name="P1"><text:span text:style-name="T9"><text:line-break/></text:span><text:span text:style-name="T13">Durée:</text:span><text:span text:style-name="T11">  6 mois</text:span></text:p>
      <text:p text:style-name="P3"> </text:p>
      <text:p text:style-name="P1"><text:span text:style-name="T10">Prérequis :</text:span><text:span text:style-name="T14"> </text:span><text:span text:style-name="T15">Aucun</text:span></text:p>
      <text:p text:style-name="P5"/>
      <table:table table:name="Tableau1" table:style-name="Tableau1">
        <table:table-column table:style-name="Tableau1.A"/>
        <table:table-row table:style-name="Tableau1.1">
          <table:table-cell table:style-name="Tableau1.A1" office:value-type="string">
            <text:p text:style-name="P11">Objectifs pédagogiques</text:p>
          </table:table-cell>
        </table:table-row>
      </table:table>
      <text:p text:style-name="Standard"> L'apprenant sera capable en fin de formation de créer une application full stack </text:p>
      <text:p text:style-name="P3"> </text:p>
      <table:table table:name="Tableau2" table:style-name="Tableau2">
        <table:table-column table:style-name="Tableau2.A"/>
        <table:table-row table:style-name="Tableau2.1">
          <table:table-cell table:style-name="Tableau2.A1" office:value-type="string">
            <text:p text:style-name="P11">Contenu de la formation</text:p>
          </table:table-cell>
        </table:table-row>
      </table:table>
      <text:p text:style-name="P12">1) Apprendre Docker Level 2 – 2 semaines</text:p>
      <text:list xml:id="list1853589628470489794" text:style-name="L1">
        <text:list-item>
          <text:p text:style-name="P15">Présentation de Docker Hub</text:p>
        </text:list-item>
        <text:list-item>
          <text:p text:style-name="P15">Que sont les registries ?</text:p>
        </text:list-item>
        <text:list-item>
          <text:p text:style-name="P15">Que sont les images et comment builder sa propre image</text:p>
        </text:list-item>
        <text:list-item>
          <text:p text:style-name="P15">Découverte de Docker Compose</text:p>
        </text:list-item>
        <text:list-item>
          <text:p text:style-name="P15">Initiation à Docker Swarm et au Clustering</text:p>
        </text:list-item>
      </text:list>
      <text:p text:style-name="P12"/>
      <text:p text:style-name="P10">2) Crée une API avec Nest – 1 mois 1/2</text:p>
      <text:list xml:id="list6111633004566098468" text:style-name="L4">
        <text:list-item>
          <text:p text:style-name="P20">Présentation de Nest</text:p>
        </text:list-item>
        <text:list-item>
          <text:p text:style-name="P20">Découverte des techniques de développement dans Nest ( Database, validation, caching, ect...)</text:p>
        </text:list-item>
        <text:list-item>
          <text:p text:style-name="P20">Apprentisage du MVC dans une application Nest</text:p>
        </text:list-item>
        <text:list-item>
          <text:p text:style-name="P20">Présentation et mise en pratique de GraphQL</text:p>
        </text:list-item>
        <text:list-item>
          <text:p text:style-name="P20">Présentation des Websockets</text:p>
        </text:list-item>
        <text:list-item>
          <text:p text:style-name="P20">Création d'un chat en Vue/Nest</text:p>
        </text:list-item>
        <text:list-item>
          <text:p text:style-name="P23">Jeux de poker texas holdem multijoueur en React/Nest</text:p>
        </text:list-item>
      </text:list>
      <text:p text:style-name="P12"/>
      <text:p text:style-name="P12">3) Créer une application web avec des frameworks front-end – 1 mois 1/2</text:p>
      <text:list xml:id="list2022595028588820257" text:style-name="L3">
        <text:list-item>
          <text:p text:style-name="P17">React.js</text:p>
        </text:list-item>
        <text:list-item>
          <text:p text:style-name="P18"><text:span text:style-name="T16">Vue.js</text:span></text:p>
        </text:list-item>
      </text:list>
      <text:p text:style-name="P10"/>
      <text:p text:style-name="P12">4) <text:s/>Apprendre à bien tester son code <text:s/>- 2 semaines</text:p>
      <text:list xml:id="list3634662019488936522" text:style-name="L2">
        <text:list-item>
          <text:p text:style-name="P16">Présentation des tests unitaires, fonctionels et end to end</text:p>
        </text:list-item>
        <text:list-item>
          <text:p text:style-name="P16">Découverte des outils de testing (phpunit, jest, ...)</text:p>
        </text:list-item>
      </text:list>
      <text:p text:style-name="P10"/>
      <text:p text:style-name="P10">5) Découvrir la développement mobile – 1 mois</text:p>
      <text:list xml:id="list4970484162285349805" text:style-name="L5">
        <text:list-item>
          <text:p text:style-name="P21">Expo</text:p>
        </text:list-item>
        <text:list-item>
          <text:p text:style-name="P21">React Native</text:p>
        </text:list-item>
        <text:list-item>
          <text:p text:style-name="P21">Mettre en ligne son application mobile sur Apple Store et Play Store</text:p>
        </text:list-item>
      </text:list>
      <text:p text:style-name="P10"/>
      <text:p text:style-name="P10">6) Allez plus loin – 1 mois</text:p>
      <text:list xml:id="list5649167632525055143" text:style-name="L6">
        <text:list-item>
          <text:p text:style-name="P22">Présentation au concept du CI/CD grâce à des outils (Jenkins, Github actions, Buddy, …)</text:p>
        </text:list-item>
        <text:list-item>
          <text:p text:style-name="P22">Appronfondir les designs patterns</text:p>
        </text:list-item>
        <text:list-item>
          <text:p text:style-name="P22">Taches automatisées avec Nest</text:p>
        </text:list-item>
        <text:list-item>
          <text:p text:style-name="P22">Techniques de caching (redis)</text:p>
        </text:list-item>
        <text:list-item>
          <text:p text:style-name="P22">Système de queue (rabbitMQ)</text:p>
        </text:list-item>
        <text:list-item>
          <text:p text:style-name="P22"><text:soft-page-break/>D'autres bases de données (postgres, mongo, neo4j)</text:p>
        </text:list-item>
        <text:list-item>
          <text:p text:style-name="P22">Introduction à la Clean Architecture</text:p>
        </text:list-item>
        <text:list-item>
          <text:p text:style-name="P22">Approfondir le terminal Linux et ses commandes (ssh, rsync,...)</text:p>
        </text:list-item>
        <text:list-item>
          <text:p text:style-name="P22">Comment configurer un serveur Linux</text:p>
        </text:list-item>
      </text:list>
      <text:p text:style-name="P13"/>
      <text:p text:style-name="P13"/>
      <table:table table:name="Tableau3" table:style-name="Tableau3">
        <table:table-column table:style-name="Tableau3.A"/>
        <table:table-row table:style-name="Tableau3.1">
          <table:table-cell table:style-name="Tableau3.A1" office:value-type="string">
            <text:p text:style-name="P11">Organisation de la formation</text:p>
          </table:table-cell>
        </table:table-row>
      </table:table>
      <text:p text:style-name="P3"> </text:p>
      <text:p text:style-name="P4">Equipe pédagogique</text:p>
      <text:p text:style-name="P1"><text:span text:style-name="tag"><text:span text:style-name="T9">School of talents forme de nombreuses personnes dans les métiers du digital. Fort d'une vingtaine d'années d'expérience dans le domaine, les formateurs de School of talents vous apporterons toutes leurs expériences et s'engagent à vous apprendre à vous dépasser,</text:span></text:span></text:p>
      <text:p text:style-name="P3"> </text:p>
      <text:p text:style-name="P4">Moyens pédagogiques et techniques</text:p>
      <text:list xml:id="list8682174186097439790" text:style-name="WWNum5">
        <text:list-item>
          <text:p text:style-name="P25">Accueil des apprenants dans une salle <text:s/>Gather dédiée à la formation.</text:p>
        </text:list-item>
        <text:list-item>
          <text:p text:style-name="P25">Documents supports de formation téléchargeables.</text:p>
        </text:list-item>
        <text:list-item>
          <text:p text:style-name="P25">Mise en place de projets concrets</text:p>
        </text:list-item>
        <text:list-item>
          <text:p text:style-name="P25">Quizz chaque fin de semaine</text:p>
        </text:list-item>
        <text:list-item>
          <text:p text:style-name="P25">Travaux pratiques en solitaire ou en groupe</text:p>
          <text:p text:style-name="P27"/>
        </text:list-item>
      </text:list>
      <text:p text:style-name="P3"> </text:p>
      <text:p text:style-name="P4">Dispositif de suivi de l'exécution de d'évaluation des résultats de la formation</text:p>
      <text:list xml:id="list6866005909262093015" text:style-name="WWNum6">
        <text:list-item>
          <text:p text:style-name="P26">Feuilles de présence.</text:p>
        </text:list-item>
        <text:list-item>
          <text:p text:style-name="P26">Questions orales ou écrites (QCM).</text:p>
        </text:list-item>
        <text:list-item>
          <text:p text:style-name="P26">Mises <text:s/>en situation.</text:p>
        </text:list-item>
        <text:list-item>
          <text:p text:style-name="P28">Formulaires d'évaluation de la formation.</text:p>
        </text:list-item>
      </text:list>
      <text:p text:style-name="P3"> </text:p>
      <text:p text:style-name="P3"> </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p" style:family="paragraph" style:parent-style-name="Standard" style:default-outline-level="" style:list-style-name=""/>
    <style:style style:name="Pied_20_de_20_page1" style:display-name="Pied de page1" style:family="paragraph" style:default-outline-level="" style:list-style-name="">
      <style:paragraph-properties fo:orphans="2" fo:widows="2" style:writing-mode="lr-tb"/>
      <style:text-properties style:use-window-font-color="true" style:font-name="Calibri" fo:font-size="8pt" fo:font-weight="bold" style:font-name-asian="Calibri2" style:font-size-asian="8pt" style:font-weight-asian="bold" style:font-name-complex="Calibri2"/>
    </style:style>
    <style:style style:name="li"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ag" style:family="text" style:parent-style-name="Default_20_Paragraph_20_Fon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
      <style:paragraph-properties fo:margin-top="0.026cm" fo:margin-bottom="0.053cm"/>
    </style:style>
    <style:style style:name="MP2" style:family="paragraph" style:parent-style-name="p">
      <style:paragraph-properties fo:margin-top="0.026cm" fo:margin-bottom="0.053cm" fo:text-align="end" style:justify-single-word="false"/>
    </style:style>
    <style:style style:name="M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MP4" style:family="paragraph" style:parent-style-name="p">
      <style:paragraph-properties fo:margin-top="0.026cm" fo:margin-bottom="0.053cm" fo:text-align="center" style:justify-single-word="false"/>
    </style:style>
    <style:style style:name="MP5"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MP6" style:family="paragraph" style:parent-style-name="Pied_20_de_20_page1">
      <style:paragraph-properties fo:text-align="end" style:justify-single-word="false"/>
    </style:style>
    <style:style style:name="MP7"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M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MT2" style:family="text">
      <style:text-properties fo:color="#000000" style:font-name="Calibri" fo:font-size="10.5pt" style:font-name-asian="Calibri2" style:font-size-asian="10.5pt" style:font-name-complex="Calibri2" style:font-size-complex="10.5pt"/>
    </style:style>
    <style:style style:name="MT3" style:family="text">
      <style:text-properties fo:color="#000000" style:font-name="Calibri" fo:font-size="8pt" style:font-name-asian="Calibri2" style:font-size-asian="8pt" style:font-name-complex="Calibri2" style:font-size-complex="8pt"/>
    </style:style>
    <style:style style:name="MT4" style:family="text">
      <style:text-properties fo:color="#999999" style:font-name="Calibri" fo:font-size="9pt" fo:font-style="italic" fo:font-weight="bold" style:font-name-asian="Calibri2" style:font-size-asian="9pt" style:font-style-asian="italic" style:font-weight-asian="bold" style:font-name-complex="Calibri2" style:font-size-complex="9pt" style:font-style-complex="italic" style:font-weight-complex="bold"/>
    </style:style>
    <style:style style:name="MT5"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MT6" style:family="text">
      <style:text-properties fo:color="#000080" style:font-name="Calibri" fo:font-size="8pt" style:font-name-asian="Calibri2" style:font-size-asian="8pt" style:font-name-complex="Calibri2" style:font-size-complex="8pt"/>
    </style:style>
    <style:style style:name="MT7"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MT8" style:family="text">
      <style:text-properties fo:color="#999999" style:font-name="Calibri" fo:font-size="9pt" style:font-name-asian="Calibri2" style:font-size-asian="9pt" style:font-name-complex="Calibri2" style:font-size-complex="9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1.071cm" style:dynamic-spacing="true"/>
      </style:header-style>
      <style:footer-style>
        <style:header-footer-properties fo:min-height="1.169cm" fo:margin-left="0cm" fo:margin-right="0cm" fo:margin-top="1.071cm" style:dynamic-spacing="true"/>
      </style:footer-style>
    </style:page-layout>
  </office:automatic-styles>
  <office:master-styles>
    <style:master-page style:name="Standard" style:page-layout-name="Mpm1">
      <style:header>
        <text:p text:style-name="MP1"><text:span text:style-name="tag"><text:span text:style-name="MT1">School of Talents<text:line-break/></text:span></text:span><text:span text:style-name="tag"><text:span text:style-name="MT2">Rue Alfred Tenret, 38</text:span></text:span></text:p>
        <text:p text:style-name="MP1"><text:span text:style-name="tag"><text:span text:style-name="MT2">6030 Charleroi<text:line-break/></text:span></text:span><text:span text:style-name="MT3">Email: </text:span><text:span text:style-name="tag"><text:span text:style-name="MT2">info@schooloftalents.org</text:span></text:span></text:p>
        <text:p text:style-name="MP2"/>
        <text:p text:style-name="MP3"> </text:p>
        <text:p text:style-name="Standard"/>
      </style:header>
      <style:header-left>
        <text:p text:style-name="Header"><text:span text:style-name="tag"><text:span text:style-name="MT2"/></text:span></text:p>
      </style:header-left>
      <style:footer>
        <text:p text:style-name="MP4"><text:span text:style-name="tag"><text:span text:style-name="MT4">School of talents</text:span></text:span><text:span text:style-name="MT5"> | </text:span><text:span text:style-name="tag"><text:span text:style-name="MT5">Rue Alfred Tenret, 38</text:span></text:span><text:span text:style-name="MT5"> </text:span><text:span text:style-name="tag"><text:span text:style-name="MT5">6030</text:span></text:span><text:span text:style-name="MT5"> </text:span><text:span text:style-name="tag"><text:span text:style-name="MT5">0Charleroi</text:span></text:span><text:span text:style-name="MT5"> | TVA : </text:span><text:span text:style-name="tag"><text:span text:style-name="MT5">0769344711</text:span></text:span><text:span text:style-name="MT5"> | RPM : Charleroi</text:span></text:p>
        <text:p text:style-name="MP5"/>
        <text:p text:style-name="Standard"/>
        <text:p text:style-name="MP6">PAGE <text:page-number text:select-page="current">1</text:page-number> / <text:page-count>2</text:page-count></text:p>
      </style:footer>
      <style:footer-left>
        <text:p text:style-name="MP7"><text:span text:style-name="MT5"/></text:p>
      </style:footer-left>
    </style:master-page>
    <style:master-page style:name="First_20_Page" style:display-name="First Page" style:page-layout-name="Mpm2" style:next-style-name="Standard">
      <style:header>
        <text:p text:style-name="MP1"><text:span text:style-name="tag"><text:span text:style-name="MT1">School of Talents</text:span></text:span><draw:frame draw:style-name="Mfr1" draw:name="2" text:anchor-type="char" svg:x="11.234cm" svg:y="0.081cm" svg:width="7.117cm" svg:height="1.886cm" draw:z-index="0"><draw:image xlink:href="Pictures/10000201000001510000001F0EA0C10D.png" xlink:type="simple" xlink:show="embed" xlink:actuate="onLoad"/></draw:frame><text:span text:style-name="tag"><text:span text:style-name="MT2"><text:line-break/>Rue Alfred Tenret, 38</text:span></text:span></text:p>
        <text:p text:style-name="MP1"><text:span text:style-name="tag"><text:span text:style-name="MT2">6030 Charleroi<text:line-break/></text:span></text:span><text:span text:style-name="MT3">Email: </text:span><text:a xlink:type="simple" xlink:href="mailto:info@schooloftalents.org" text:style-name="Internet_20_link" text:visited-style-name="Visited_20_Internet_20_Link"><text:span text:style-name="MT6">info@schooloftalents.org</text:span></text:a></text:p>
        <text:p text:style-name="MP3">Une initiative de HDM Network ASBL</text:p>
        <text:p text:style-name="MP3">TVA : BE 0769 344 711</text:p>
        <text:p text:style-name="MP3">RPM : Charleroi </text:p>
        <text:p text:style-name="Standard"/>
      </style:header>
      <style:footer>
        <text:p text:style-name="MP4"><text:span text:style-name="tag"><text:span text:style-name="MT7">School of talents</text:span></text:span><text:span text:style-name="MT8"> | </text:span><text:span text:style-name="tag"><text:span text:style-name="MT8">Rue Alfred Tenret, 38</text:span></text:span><text:span text:style-name="MT8"> </text:span><text:span text:style-name="tag"><text:span text:style-name="MT8">6030</text:span></text:span><text:span text:style-name="MT8"> </text:span><text:span text:style-name="tag"><text:span text:style-name="MT8">0Charleroi</text:span></text:span><text:span text:style-name="MT8"> | TVA :</text:span><text:span text:style-name="MT5"> </text:span><text:span text:style-name="tag"><text:span text:style-name="MT5">0769344711</text:span></text:span><text:span text:style-name="MT8"> | </text:span><text:span text:style-name="MT5">RPM : Charleroi</text:span></text:p>
        <text:p text:style-name="MP5"/>
        <text:p text:style-name="Standard"/>
        <text:p text:style-name="MP6">PAGE <text:page-number text:select-page="current">1</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Gaelle Santy</dc:creator>
    <meta:editing-cycles>8</meta:editing-cycles>
    <meta:creation-date>2019-01-15T15:09:00</meta:creation-date>
    <dc:date>2022-08-03T00:39:11.01</dc:date>
    <meta:editing-duration>PT2H34M33S</meta:editing-duration>
    <meta:generator>OpenOffice/4.1.9$Win32 OpenOffice.org_project/419m1$Build-9805</meta:generator>
    <meta:document-statistic meta:table-count="3" meta:image-count="1" meta:object-count="0" meta:page-count="2" meta:paragraph-count="75" meta:word-count="481" meta:character-count="28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